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60e4f" officeooo:paragraph-rsid="00160e4f"/>
    </style:style>
    <style:style style:name="P2" style:family="paragraph" style:parent-style-name="Standard">
      <style:paragraph-properties fo:line-height="150%"/>
      <style:text-properties officeooo:rsid="001b6a6a" officeooo:paragraph-rsid="001b6a6a"/>
    </style:style>
    <style:style style:name="P3" style:family="paragraph" style:parent-style-name="Standard" style:list-style-name="L1">
      <style:paragraph-properties fo:line-height="150%"/>
      <style:text-properties officeooo:rsid="00160e4f" officeooo:paragraph-rsid="00160e4f"/>
    </style:style>
    <style:style style:name="P4" style:family="paragraph" style:parent-style-name="Standard" style:list-style-name="L1">
      <style:paragraph-properties fo:line-height="150%"/>
      <style:text-properties officeooo:rsid="00181d41" officeooo:paragraph-rsid="00181d41"/>
    </style:style>
    <style:style style:name="P5" style:family="paragraph" style:parent-style-name="Standard" style:list-style-name="L1">
      <style:paragraph-properties fo:line-height="150%"/>
      <style:text-properties officeooo:rsid="001891c0" officeooo:paragraph-rsid="001891c0"/>
    </style:style>
    <style:style style:name="P6" style:family="paragraph" style:parent-style-name="Standard" style:list-style-name="L2">
      <style:paragraph-properties fo:line-height="150%"/>
      <style:text-properties officeooo:rsid="001b6a6a" officeooo:paragraph-rsid="001b6a6a"/>
    </style:style>
    <style:style style:name="P7" style:family="paragraph" style:parent-style-name="Standard" style:list-style-name="L2">
      <style:paragraph-properties fo:line-height="150%"/>
      <style:text-properties officeooo:rsid="001b6a75" officeooo:paragraph-rsid="001b6a75"/>
    </style:style>
    <style:style style:name="P8" style:family="paragraph" style:parent-style-name="Standard" style:list-style-name="L2">
      <style:paragraph-properties fo:line-height="150%"/>
      <style:text-properties officeooo:rsid="001ccc86" officeooo:paragraph-rsid="001ccc86"/>
    </style:style>
    <style:style style:name="P9" style:family="paragraph" style:parent-style-name="Standard">
      <style:paragraph-properties fo:line-height="150%"/>
      <style:text-properties officeooo:rsid="001ccc86" officeooo:paragraph-rsid="001ccc86"/>
    </style:style>
    <style:style style:name="P10" style:family="paragraph" style:parent-style-name="Standard">
      <style:paragraph-properties fo:line-height="150%"/>
      <style:text-properties officeooo:rsid="001ce5fe" officeooo:paragraph-rsid="001ce5fe"/>
    </style:style>
    <style:style style:name="P11" style:family="paragraph" style:parent-style-name="Standard">
      <style:paragraph-properties fo:line-height="150%"/>
      <style:text-properties officeooo:rsid="001e9568" officeooo:paragraph-rsid="001e9568"/>
    </style:style>
    <style:style style:name="T1" style:family="text">
      <style:text-properties officeooo:rsid="00165cfa"/>
    </style:style>
    <style:style style:name="T2" style:family="text">
      <style:text-properties officeooo:rsid="001891c0"/>
    </style:style>
    <style:style style:name="T3" style:family="text">
      <style:text-properties officeooo:rsid="001a8d9a"/>
    </style:style>
    <style:style style:name="T4" style:family="text">
      <style:text-properties officeooo:rsid="001b6a7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sentazione in gruppo:</text:p>
      <text:p text:style-name="P1">Idea di merda presentata bene&gt; Idea bella presentata male</text:p>
      <text:p text:style-name="P1">Voler finire il prima possibile: Male</text:p>
      <text:p text:style-name="P1">Proiettare le parole, lanciarle. Come a teatro.</text:p>
      <text:p text:style-name="P1">Anche davanti al pubblico</text:p>
      <text:p text:style-name="P1">Pitch (Presentazione)</text:p>
      <text:p text:style-name="P1">Cosa è? </text:p>
      <text:p text:style-name="P1">Vendere? Venus, venere, vene. Dare bellezza e trasporto.</text:p>
      <text:p text:style-name="P1">Relazione e comunicazione efficace è quello che faremo oggi.</text:p>
      <text:p text:style-name="P1">Per fare il capo è sempre meno comune essere capace di comandare ma è meglio saper mobilitare e manipolare.</text:p>
      <text:p text:style-name="P1">Perfect pitch pro tips</text:p>
      <text:list text:style-name="L1">
        <text:list-item>
          <text:p text:style-name="P3">Go big or go home: Se l’idea non è grande lascia stare. Ci saranno sempre periodi difficili, e molti pensano a se stessi come peggiori di altri. Non lo sei. Non crederti inferiore ad altri. Non sei un NPC.</text:p>
        </text:list-item>
        <text:list-item>
          <text:p text:style-name="P3">Non dimenticare le cose importanti: Keywords, <text:span text:style-name="T1">usare keywords. Organizzzare per punti e tenerli sempre a mente</text:span></text:p>
        </text:list-item>
        <text:list-item>
          <text:p text:style-name="P4">Non conquistare solo attenzione, ma anche fiducia. Devi saperti vendere</text:p>
        </text:list-item>
        <text:list-item>
          <text:p text:style-name="P4">Conosci il tuo pubblico, cosa presenti, a chi lo presenti? <text:span text:style-name="T2">Se decidi di vestirti in modo allineato al tuo pubblico NON ti stai tradendo, stai facendo un passo avanti verso quello scemo del tuo pubblico</text:span></text:p>
        </text:list-item>
        <text:list-item>
          <text:p text:style-name="P5">Coinvolgi chi ti ascolta, cerca ti farti amare, cosicchè gli altri ti prendano come spunto, e gli altri si avvicineranno a te per ricambio. Adattare il tuo stile comunicativo agli altri. Se il pubblico è eterogeneo cerca di fare a volte una media, a volte poi cambi con lo stile alto del capo, a volte più basso, con l’operaio</text:p>
        </text:list-item>
        <text:list-item>
          <text:p text:style-name="P5">Il biglietto da visita, deve essere semplice. Semplicità, non stile.</text:p>
        </text:list-item>
        <text:list-item>
          <text:p text:style-name="P5">Esercitarsi a parlare in pubblico, fai pratica.</text:p>
        </text:list-item>
        <text:list-item>
          <text:p text:style-name="P5">Preparati agli imprevisti. Gli imprevisti ci sono sempre. Preparati</text:p>
        </text:list-item>
        <text:list-item>
          <text:p text:style-name="P5">Studia il campo di battaglia. Prenditi l’anticipo. Se arrivi in ritardo, è colpa tua. Studia dove parcheggiare, se sei disorganizzato. Cazzi Vostri. <text:span text:style-name="T3">Qui il prof è stato bravo a essere serio e mettere il mood serio.</text:span></text:p>
        </text:list-item>
        <text:list-item>
          <text:p text:style-name="P5">Gambatte!</text:p>
        </text:list-item>
      </text:list>
      <text:p text:style-name="P2">Ah e quando rendi più difficile la comunicazione, quando parli piano e fingi tristezza, non fai capire quello che dici, uso un metodo manipolatorio. Se una persona sbadiglia non preoccuparti e sdrammatizza “Forse dovrei bettere un po' di brio” o “lo so sono un chiaccherone”</text:p>
      <text:p text:style-name="P2"><text:soft-page-break/></text:p>
      <text:p text:style-name="P2">Pitch efficace</text:p>
      <text:list text:style-name="L2">
        <text:list-item>
          <text:p text:style-name="P6">Fondo Chiaro semplice non deve distogliere attenzione</text:p>
        </text:list-item>
        <text:list-item>
          <text:p text:style-name="P6">foto disegni <text:s/>e simboli utilizzati usati per far ricordare</text:p>
        </text:list-item>
        <text:list-item>
          <text:p text:style-name="P6">Fare delle slide concise, oltre al 5-7 parole/concettu no.</text:p>
        </text:list-item>
        <text:list-item>
          <text:p text:style-name="P6">Un pitch dura <text:span text:style-name="T4">un multiplo di 7 min, rompi il climax ogni 7 min, cambia slide, metti un video, fai fare una cosa</text:span></text:p>
        </text:list-item>
        <text:list-item>
          <text:p text:style-name="P7">Fate domande</text:p>
          <text:p text:style-name="P8">chi, cosa, come, quando, perché</text:p>
        </text:list-item>
      </text:list>
      <text:p text:style-name="P9"/>
      <text:p text:style-name="P10">la mimica facciale deve essere dosata con le persone vicino a te, rischi di colpirle con troppa mimica. C’è differenza tra stare su un palco e stare a fare una presentazione con 10 persone.</text:p>
      <text:p text:style-name="P10"/>
      <text:p text:style-name="P11">L’allineamento a destra o sinistra non centrato e giustificato risulta migliore,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09:23:53.712000000</meta:creation-date>
    <dc:date>2023-04-03T18:57:40.344000000</dc:date>
    <meta:editing-duration>PT7H17M53S</meta:editing-duration>
    <meta:editing-cycles>10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1" meta:word-count="457" meta:character-count="2693" meta:non-whitespace-character-count="2279"/>
  </office:meta>
</office:document-meta>
</file>